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ab9dc"/>
    </style:style>
    <style:style style:name="P2" style:family="paragraph" style:parent-style-name="Standard">
      <style:text-properties officeooo:rsid="000ae4e7" officeooo:paragraph-rsid="000ae4e7"/>
    </style:style>
    <style:style style:name="P3" style:family="paragraph" style:parent-style-name="Standard">
      <style:text-properties officeooo:paragraph-rsid="000cc7b6"/>
    </style:style>
    <style:style style:name="P4" style:family="paragraph" style:parent-style-name="Standard">
      <style:paragraph-properties fo:text-align="center" style:justify-single-word="false"/>
      <style:text-properties officeooo:rsid="000de103" officeooo:paragraph-rsid="000de103"/>
    </style:style>
    <style:style style:name="P5" style:family="paragraph" style:parent-style-name="Standard">
      <style:text-properties officeooo:rsid="000e9ea2" officeooo:paragraph-rsid="000e9ea2"/>
    </style:style>
    <style:style style:name="P6" style:family="paragraph" style:parent-style-name="Standard">
      <style:text-properties officeooo:rsid="000fb517" officeooo:paragraph-rsid="000fb517"/>
    </style:style>
    <style:style style:name="P7" style:family="paragraph" style:parent-style-name="Standard">
      <style:text-properties officeooo:rsid="001156ab" officeooo:paragraph-rsid="001156ab"/>
    </style:style>
    <style:style style:name="T1" style:family="text">
      <style:text-properties officeooo:rsid="000ab9dc"/>
    </style:style>
    <style:style style:name="T2" style:family="text">
      <style:text-properties officeooo:rsid="000cc7b6"/>
    </style:style>
    <style:style style:name="T3" style:family="text">
      <style:text-properties officeooo:rsid="000de103"/>
    </style:style>
    <style:style style:name="T4" style:family="text">
      <style:text-properties officeooo:rsid="000fb517"/>
    </style:style>
    <style:style style:name="T5" style:family="text">
      <style:text-properties officeooo:rsid="001156ab"/>
    </style:style>
    <style:style style:name="T6" style:family="text">
      <style:text-properties officeooo:rsid="0011d5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xt:span text:style-name="T3">urprising Strong Assumptions</text:span></text:p>
      <text:p text:style-name="P4">by Sven Nilsen, 2018</text:p>
      <text:p text:style-name="Standard"/>
      <text:p text:style-name="P5">Alice and Bob are <text:span text:style-name="T4">talking about</text:span> logic.</text:p>
      <text:p text:style-name="P5"/>
      <text:p text:style-name="Quotations">Alice: If Santa Claus is real, then snow exists.</text:p>
      <text:p text:style-name="Quotations">Bob: I agree.</text:p>
      <text:p text:style-name="Quotations">Alice: If snow exists, I still can not prove that Santa Claus is real.</text:p>
      <text:p text:style-name="Quotations">Bob: That sounds reasonable. I believe snow exists, but I do not not believe that Santa Claus is real.</text:p>
      <text:p text:style-name="Quotations">Alice: Instead of assuming that snow exists, I will weaken my assumption to either snow exists or Santa Claus is real, not both, but at least one of them. Can I prove that snow exists and Santa Claus is not real?</text:p>
      <text:p text:style-name="Quotations">Bob: No. A weaker assumption can not prove <text:span text:style-name="T4">more conclusions.</text:span></text:p>
      <text:p text:style-name="Quotations">Alice: Got you! <text:span text:style-name="T4">This is the same as saying that Santa Claus is not real and snow exists.</text:span></text:p>
      <text:p text:style-name="Quotations">Bob: Aww… are you sure?</text:p>
      <text:p text:style-name="Quotations">Alice: Check it for yourself using the `pocket_prover` library from crates.io. You do not need to know logical axioms to use it, because it checks the proof for every value.</text:p>
      <text:p text:style-name="P2"><text:span text:style-name="T6">Actually, Alice is making a stronger assumption here. </text:span>The following logical statement is true <text:span text:style-name="T4">for all values of `a` and `b`</text:span>:</text:p>
      <text:p text:style-name="P2"/>
      <text:p text:style-name="P2"><text:tab/><text:span text:style-name="T2">( a → b ) ∧ ( a ¬= b ) = ¬a ∧ b</text:span></text:p>
      <text:p text:style-name="Standard"/>
      <text:p text:style-name="P6">Using the example from the conversation between Alice and Bob:</text:p>
      <text:p text:style-name="Standard"/>
      <text:p text:style-name="P3"><text:tab/><text:span text:style-name="T1">( santa_claus_exists → snow_exists ) ∧ ( santa_claus_exists ¬= snow_exists )</text:span></text:p>
      <text:p text:style-name="P3"><text:span text:style-name="T1"><text:tab/>= ¬santa_claus_exists ∧ snow_exists</text:span></text:p>
      <text:p text:style-name="P1"/>
      <text:p text:style-name="P6">Here is another <text:span text:style-name="T5">hilarious example</text:span>, proving that when you combine the assumption of plutomaniacs that rich people are happy, and the assumption of unhappy <text:span text:style-name="T5">lottery </text:span>millionaires that <text:span text:style-name="T5">you are either rich or happy, it proves that everybody are poor and happy!</text:span></text:p>
      <text:p text:style-name="P1"/>
      <text:p text:style-name="P3"><text:tab/><text:span text:style-name="T2">( rich → happy ) ∧ ( rich ¬= happy ) = ¬rich ∧ happy</text:span></text:p>
      <text:p text:style-name="P3"/>
      <text:p text:style-name="P7">What is going on here is an example of entangled functions. Assuming that you are rich, you are both happy and unhappy, which is impossible, so you can not be rich. <text:span text:style-name="T6">Since you are not rich, you must be happy. The entanglement happens in a precise way such that the values can be determ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9:21:32.829732000</meta:creation-date>
    <dc:date>2018-02-04T23:13:11.818912000</dc:date>
    <meta:editing-duration>PT2H9M1S</meta:editing-duration>
    <meta:editing-cycles>1</meta:editing-cycles>
    <meta:document-statistic meta:table-count="0" meta:image-count="0" meta:object-count="0" meta:page-count="1" meta:paragraph-count="20" meta:word-count="334" meta:character-count="1803" meta:non-whitespace-character-count="1485"/>
    <meta:generator>LibreOffice/5.1.2.2$MacOSX_X86_64 LibreOffice_project/d3bf12ecb743fc0d20e0be0c58ca359301eb705f</meta:generator>
  </office:meta>
</office:document-meta>
</file>